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447" officeooo:paragraph-rsid="0015298c"/>
    </style:style>
    <style:style style:name="P2" style:family="paragraph" style:parent-style-name="Standard">
      <style:text-properties officeooo:rsid="0017b447" officeooo:paragraph-rsid="001529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eletronicaparatodos.com/prototipo-do-jogo-genius-simon-na-protoboard-jogo-da-memoria-com-arduino-placa-roduino/" text:style-name="Internet_20_link" text:visited-style-name="Visited_20_Internet_20_Link">https://eletronicaparatodos.com/prototipo-do-jogo-genius-simon-na-protoboard-jogo-da-memoria-com-arduino-placa-roduino/</text:a></text:p>
      <text:p text:style-name="P1"/>
      <text:p text:style-name="P1"/>
      <text:p text:style-name="P1"/>
      <text:p text:style-name="P1"/>
      <text:p text:style-name="P1"/>
      <text:p text:style-name="P1"/>
      <text:p text:style-name="P1">https://circuitomaker.com/genius-com-arduin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56:59.597389885</meta:creation-date>
    <dc:date>2018-04-20T17:14:10.137647770</dc:date>
    <meta:editing-duration>PT11M5S</meta:editing-duration>
    <meta:editing-cycles>5</meta:editing-cycles>
    <meta:generator>LibreOffice/5.4.6.2$Linux_X86_64 LibreOffice_project/40m0$Build-2</meta:generator>
    <meta:document-statistic meta:table-count="0" meta:image-count="0" meta:object-count="0" meta:page-count="1" meta:paragraph-count="2" meta:word-count="2" meta:character-count="164" meta:non-whitespace-character-count="164"/>
  </office:meta>
</office:document-meta>
</file>